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2" svg:font-family="Courier" style:font-family-generic="modern" style:font-pitch="fixed"/>
    <style:font-face style:name="Courier" svg:font-family="Courier" style:font-adornments="Обычный" style:font-family-generic="modern" style:font-pitch="fixed"/>
    <style:font-face style:name="Courier1" svg:font-family="Courier" style:font-adornments="Полужирный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09cm" fo:margin-left="0cm" table:align="left" style:may-break-between-rows="false"/>
    </style:style>
    <style:style style:name="Таблица1.A" style:family="table-column">
      <style:table-column-properties style:column-width="1.379cm"/>
    </style:style>
    <style:style style:name="Таблица1.B" style:family="table-column">
      <style:table-column-properties style:column-width="15.63cm"/>
    </style:style>
    <style:style style:name="P1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0e2273" officeooo:paragraph-rsid="000e2273" style:font-size-asian="14pt" style:font-size-complex="14pt"/>
    </style:style>
    <style:style style:name="P2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0e2273" officeooo:paragraph-rsid="0012cbe9" style:font-size-asian="14pt" style:font-size-complex="14pt"/>
    </style:style>
    <style:style style:name="P3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6f8fc" officeooo:paragraph-rsid="0016f8fc" style:font-size-asian="14pt" style:font-size-complex="14pt"/>
    </style:style>
    <style:style style:name="P4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6f8fc" officeooo:paragraph-rsid="001f21e1" style:font-size-asian="14pt" style:font-size-complex="14pt"/>
    </style:style>
    <style:style style:name="P5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6f8fc" officeooo:paragraph-rsid="0023b01b" style:font-size-asian="14pt" style:font-size-complex="14pt"/>
    </style:style>
    <style:style style:name="P6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6f8fc" officeooo:paragraph-rsid="0023f01d" style:font-size-asian="14pt" style:font-size-complex="14pt"/>
    </style:style>
    <style:style style:name="P7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6f8fc" officeooo:paragraph-rsid="003caef7" style:font-size-asian="14pt" style:font-size-complex="14pt"/>
    </style:style>
    <style:style style:name="P8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822df" officeooo:paragraph-rsid="001822df" style:font-size-asian="14pt" style:font-size-complex="14pt"/>
    </style:style>
    <style:style style:name="P9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822df" officeooo:paragraph-rsid="001aad33" style:font-size-asian="14pt" style:font-size-complex="14pt"/>
    </style:style>
    <style:style style:name="P10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aad33" officeooo:paragraph-rsid="001aad33" style:font-size-asian="14pt" style:font-size-complex="14pt"/>
    </style:style>
    <style:style style:name="P11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32d47" officeooo:paragraph-rsid="00232d47" style:font-size-asian="14pt" style:font-size-complex="14pt"/>
    </style:style>
    <style:style style:name="P12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a3bf4" officeooo:paragraph-rsid="005cb0a5" style:font-size-asian="14pt" style:font-size-complex="14pt"/>
    </style:style>
    <style:style style:name="P13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a3bf4" officeooo:paragraph-rsid="004a3bf4" style:font-size-asian="14pt" style:font-size-complex="14pt"/>
    </style:style>
    <style:style style:name="P14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0dc26" officeooo:paragraph-rsid="0022b999" style:font-size-asian="14pt" style:font-size-complex="14pt"/>
    </style:style>
    <style:style style:name="P15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1bdb1" officeooo:paragraph-rsid="0011bdb1" style:font-size-asian="14pt" style:font-size-complex="14pt"/>
    </style:style>
    <style:style style:name="P16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3b01b" officeooo:paragraph-rsid="0023b01b" style:font-size-asian="14pt" style:font-size-complex="14pt"/>
    </style:style>
    <style:style style:name="P17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3b3f2" officeooo:paragraph-rsid="0023b3f2" style:font-size-asian="14pt" style:font-size-complex="14pt"/>
    </style:style>
    <style:style style:name="P18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b3c07" officeooo:paragraph-rsid="005c9fc8" style:font-size-asian="14pt" style:font-size-complex="14pt"/>
    </style:style>
    <style:style style:name="P19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b3c07" officeooo:paragraph-rsid="005541e1" style:font-size-asian="14pt" style:font-size-complex="14pt"/>
    </style:style>
    <style:style style:name="P20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b3c07" officeooo:paragraph-rsid="004b3c07" style:font-size-asian="14pt" style:font-size-complex="14pt"/>
    </style:style>
    <style:style style:name="P21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3f01d" officeooo:paragraph-rsid="0023f01d" style:font-size-asian="14pt" style:font-size-complex="14pt"/>
    </style:style>
    <style:style style:name="P22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50ff4" officeooo:paragraph-rsid="00250ff4" style:font-size-asian="14pt" style:font-size-complex="14pt"/>
    </style:style>
    <style:style style:name="P23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50ff4" officeooo:paragraph-rsid="003caef7" style:font-size-asian="14pt" style:font-size-complex="14pt"/>
    </style:style>
    <style:style style:name="P24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ec694" officeooo:paragraph-rsid="005c9fc8" style:font-size-asian="14pt" style:font-size-complex="14pt"/>
    </style:style>
    <style:style style:name="P25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ec694" officeooo:paragraph-rsid="004ec694" style:font-size-asian="14pt" style:font-size-complex="14pt"/>
    </style:style>
    <style:style style:name="P26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ec694" officeooo:paragraph-rsid="00503a9b" style:font-size-asian="14pt" style:font-size-complex="14pt"/>
    </style:style>
    <style:style style:name="P27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3ebbfb" officeooo:paragraph-rsid="003caef7" style:font-size-asian="14pt" style:font-size-complex="14pt"/>
    </style:style>
    <style:style style:name="P28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503a9b" officeooo:paragraph-rsid="00503a9b" style:font-size-asian="14pt" style:font-size-complex="14pt"/>
    </style:style>
    <style:style style:name="P29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65995" officeooo:paragraph-rsid="00765995" style:font-size-asian="14pt" style:font-size-complex="14pt"/>
    </style:style>
    <style:style style:name="P30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0f89b2" officeooo:paragraph-rsid="000f89b2" style:font-size-asian="14pt" style:font-size-complex="14pt"/>
    </style:style>
    <style:style style:name="P31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style:font-name="Courier2" fo:font-size="14pt" officeooo:rsid="000f89b2" officeooo:paragraph-rsid="000f89b2" style:font-size-asian="14pt" style:font-size-complex="14pt"/>
    </style:style>
    <style:style style:name="P32" style:family="paragraph" style:parent-style-name="Standard">
      <style:paragraph-properties fo:text-align="justify" style:justify-single-word="false" fo:orphans="2" fo:widows="3" fo:background-color="transparent">
        <style:background-image/>
      </style:paragraph-properties>
      <style:text-properties style:font-name="Courier2" fo:font-size="14pt" officeooo:rsid="002962bc" officeooo:paragraph-rsid="002962bc" style:font-size-asian="14pt" style:font-size-complex="14pt"/>
    </style:style>
    <style:style style:name="P33" style:family="paragraph" style:parent-style-name="Standard">
      <style:paragraph-properties fo:text-align="justify" style:justify-single-word="false" fo:orphans="2" fo:widows="3" fo:background-color="transparent">
        <style:background-image/>
      </style:paragraph-properties>
      <style:text-properties style:font-name="Courier2" fo:font-size="14pt" officeooo:rsid="000fdb20" officeooo:paragraph-rsid="000fdb20" style:font-size-asian="14pt" style:font-size-complex="14pt"/>
    </style:style>
    <style:style style:name="P34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0fdb20" officeooo:paragraph-rsid="000fdb20" style:font-size-asian="14pt" style:font-size-complex="14pt"/>
    </style:style>
    <style:style style:name="P35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05c4f" officeooo:paragraph-rsid="00105c4f" style:font-size-asian="14pt" style:font-size-complex="14pt"/>
    </style:style>
    <style:style style:name="P36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a7f37" officeooo:paragraph-rsid="002a7f37" style:font-size-asian="14pt" style:font-size-complex="14pt"/>
    </style:style>
    <style:style style:name="P37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1b748" officeooo:paragraph-rsid="0041b748" style:font-size-asian="14pt" style:font-size-complex="14pt"/>
    </style:style>
    <style:style style:name="P38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1b748" officeooo:paragraph-rsid="007b388a" style:font-size-asian="14pt" style:font-size-complex="14pt"/>
    </style:style>
    <style:style style:name="P39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style:font-name="Courier2" fo:font-size="14pt" officeooo:rsid="0083350a" officeooo:paragraph-rsid="0083350a" style:font-size-asian="14pt" style:font-size-complex="14pt"/>
    </style:style>
    <style:style style:name="P40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b388a" officeooo:paragraph-rsid="007b388a" style:font-size-asian="14pt" style:font-size-complex="14pt"/>
    </style:style>
    <style:style style:name="P41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b760b" officeooo:paragraph-rsid="007b760b" style:font-size-asian="14pt" style:font-size-complex="14pt"/>
    </style:style>
    <style:style style:name="P42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81ac84" officeooo:paragraph-rsid="0081ac84" style:font-size-asian="14pt" style:font-size-complex="14pt"/>
    </style:style>
    <style:style style:name="P43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389e3" officeooo:paragraph-rsid="007389e3" style:font-size-asian="14pt" style:font-size-complex="14pt"/>
    </style:style>
    <style:style style:name="P44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541a3" officeooo:paragraph-rsid="007541a3" style:font-size-asian="14pt" style:font-size-complex="14pt"/>
    </style:style>
    <style:style style:name="P45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6fae7" officeooo:paragraph-rsid="007b388a" style:font-size-asian="14pt" style:font-size-complex="14pt"/>
    </style:style>
    <style:style style:name="P46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b2297c" officeooo:paragraph-rsid="00b2297c" style:font-size-asian="14pt" style:font-size-complex="14pt"/>
    </style:style>
    <style:style style:name="P47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b2ad58" officeooo:paragraph-rsid="00b2ad58" style:font-size-asian="14pt" style:font-size-complex="14pt"/>
    </style:style>
    <style:style style:name="P48" style:family="paragraph" style:parent-style-name="Standard">
      <style:paragraph-properties fo:orphans="2" fo:widows="3" fo:background-color="transparent">
        <style:background-image/>
      </style:paragraph-properties>
    </style:style>
    <style:style style:name="P49" style:family="paragraph" style:parent-style-name="Standard">
      <style:paragraph-properties fo:orphans="2" fo:widows="3" fo:background-color="transparent">
        <style:background-image/>
      </style:paragraph-properties>
      <style:text-properties officeooo:paragraph-rsid="0013aefd"/>
    </style:style>
    <style:style style:name="P50" style:family="paragraph" style:parent-style-name="Standard">
      <style:paragraph-properties fo:orphans="2" fo:widows="3" fo:background-color="transparent">
        <style:background-image/>
      </style:paragraph-properties>
      <style:text-properties officeooo:paragraph-rsid="000f89b2"/>
    </style:style>
    <style:style style:name="P51" style:family="paragraph" style:parent-style-name="Standard">
      <style:paragraph-properties fo:orphans="2" fo:widows="3" fo:background-color="transparent">
        <style:background-image/>
      </style:paragraph-properties>
      <style:text-properties officeooo:rsid="0013aefd" officeooo:paragraph-rsid="0011bdb1"/>
    </style:style>
    <style:style style:name="P52" style:family="paragraph" style:parent-style-name="Standard">
      <style:paragraph-properties fo:orphans="2" fo:widows="3" fo:background-color="transparent">
        <style:background-image/>
      </style:paragraph-properties>
      <style:text-properties officeooo:rsid="0013aefd" officeooo:paragraph-rsid="0013aefd"/>
    </style:style>
    <style:style style:name="P53" style:family="paragraph" style:parent-style-name="Standard">
      <style:paragraph-properties fo:orphans="2" fo:widows="3" fo:background-color="transparent">
        <style:background-image/>
      </style:paragraph-properties>
      <style:text-properties officeooo:rsid="0012cbe9" officeooo:paragraph-rsid="0012cbe9"/>
    </style:style>
    <style:style style:name="P54" style:family="paragraph" style:parent-style-name="Standard">
      <style:paragraph-properties fo:orphans="2" fo:widows="3" fo:background-color="transparent">
        <style:background-image/>
      </style:paragraph-properties>
      <style:text-properties officeooo:rsid="0012cbe9" officeooo:paragraph-rsid="0013aefd"/>
    </style:style>
    <style:style style:name="P55" style:family="paragraph" style:parent-style-name="Standard">
      <style:paragraph-properties fo:orphans="2" fo:widows="3" fo:background-color="transparent">
        <style:background-image/>
      </style:paragraph-properties>
      <style:text-properties officeooo:rsid="004018e2" officeooo:paragraph-rsid="004018e2"/>
    </style:style>
    <style:style style:name="P56" style:family="paragraph" style:parent-style-name="Standard">
      <style:paragraph-properties fo:orphans="2" fo:widows="3" fo:background-color="transparent">
        <style:background-image/>
      </style:paragraph-properties>
      <style:text-properties officeooo:rsid="0062ecf9" officeooo:paragraph-rsid="0062ecf9"/>
    </style:style>
    <style:style style:name="P57" style:family="paragraph" style:parent-style-name="Standard">
      <style:paragraph-properties fo:orphans="2" fo:widows="3" fo:background-color="transparent">
        <style:background-image/>
      </style:paragraph-properties>
      <style:text-properties officeooo:rsid="004ec694" officeooo:paragraph-rsid="0064a521"/>
    </style:style>
    <style:style style:name="P58" style:family="paragraph" style:parent-style-name="Standard">
      <style:paragraph-properties fo:orphans="2" fo:widows="3" fo:background-color="transparent">
        <style:background-image/>
      </style:paragraph-properties>
      <style:text-properties officeooo:rsid="0045f459" officeooo:paragraph-rsid="0045f459"/>
    </style:style>
    <style:style style:name="P59" style:family="paragraph" style:parent-style-name="Standard">
      <style:paragraph-properties fo:orphans="2" fo:widows="3" fo:background-color="transparent">
        <style:background-image/>
      </style:paragraph-properties>
      <style:text-properties officeooo:rsid="0045f459" officeooo:paragraph-rsid="004a3bf4"/>
    </style:style>
    <style:style style:name="P60" style:family="paragraph" style:parent-style-name="Standard">
      <style:paragraph-properties fo:orphans="2" fo:widows="3" fo:background-color="transparent">
        <style:background-image/>
      </style:paragraph-properties>
      <style:text-properties officeooo:rsid="00486629" officeooo:paragraph-rsid="00486629"/>
    </style:style>
    <style:style style:name="P61" style:family="paragraph" style:parent-style-name="Standard">
      <style:paragraph-properties fo:orphans="2" fo:widows="3" fo:background-color="transparent">
        <style:background-image/>
      </style:paragraph-properties>
      <style:text-properties officeooo:rsid="00486629" officeooo:paragraph-rsid="006d7198"/>
    </style:style>
    <style:style style:name="P62" style:family="paragraph" style:parent-style-name="Standard">
      <style:paragraph-properties fo:orphans="2" fo:widows="3" fo:background-color="transparent">
        <style:background-image/>
      </style:paragraph-properties>
      <style:text-properties officeooo:rsid="006898d7" officeooo:paragraph-rsid="006898d7"/>
    </style:style>
    <style:style style:name="P63" style:family="paragraph" style:parent-style-name="Standard">
      <style:paragraph-properties fo:orphans="2" fo:widows="3" fo:background-color="transparent">
        <style:background-image/>
      </style:paragraph-properties>
      <style:text-properties officeooo:rsid="004a3bf4" officeooo:paragraph-rsid="004a3bf4"/>
    </style:style>
    <style:style style:name="P64" style:family="paragraph" style:parent-style-name="Standard">
      <style:paragraph-properties fo:orphans="2" fo:widows="3" fo:background-color="transparent">
        <style:background-image/>
      </style:paragraph-properties>
      <style:text-properties officeooo:rsid="006a036d" officeooo:paragraph-rsid="006a036d"/>
    </style:style>
    <style:style style:name="P65" style:family="paragraph" style:parent-style-name="Standard">
      <style:paragraph-properties fo:orphans="2" fo:widows="3" fo:background-color="transparent">
        <style:background-image/>
      </style:paragraph-properties>
      <style:text-properties officeooo:rsid="006c9421" officeooo:paragraph-rsid="006c9421"/>
    </style:style>
    <style:style style:name="P66" style:family="paragraph" style:parent-style-name="Standard">
      <style:paragraph-properties fo:orphans="2" fo:widows="3" fo:background-color="transparent">
        <style:background-image/>
      </style:paragraph-properties>
      <style:text-properties officeooo:rsid="006d0ed6" officeooo:paragraph-rsid="006d0ed6"/>
    </style:style>
    <style:style style:name="P67" style:family="paragraph" style:parent-style-name="Standard">
      <style:paragraph-properties fo:orphans="2" fo:widows="3" fo:background-color="transparent">
        <style:background-image/>
      </style:paragraph-properties>
      <style:text-properties officeooo:rsid="006d0ed6" officeooo:paragraph-rsid="006eb4cd"/>
    </style:style>
    <style:style style:name="P68" style:family="paragraph" style:parent-style-name="Standard">
      <style:paragraph-properties fo:orphans="2" fo:widows="3" fo:background-color="transparent">
        <style:background-image/>
      </style:paragraph-properties>
      <style:text-properties officeooo:rsid="00719477" officeooo:paragraph-rsid="00719477"/>
    </style:style>
    <style:style style:name="P69" style:family="paragraph" style:parent-style-name="Standard">
      <style:paragraph-properties fo:orphans="2" fo:widows="3" fo:background-color="transparent">
        <style:background-image/>
      </style:paragraph-properties>
      <style:text-properties officeooo:rsid="007389e3" officeooo:paragraph-rsid="007389e3"/>
    </style:style>
    <style:style style:name="P70" style:family="paragraph" style:parent-style-name="Standard">
      <style:paragraph-properties fo:orphans="2" fo:widows="3" fo:background-color="transparent">
        <style:background-image/>
      </style:paragraph-properties>
      <style:text-properties fo:font-weight="bold" officeooo:rsid="00867d7b" officeooo:paragraph-rsid="00867d7b" style:font-weight-asian="bold" style:font-weight-complex="bold"/>
    </style:style>
    <style:style style:name="P71" style:family="paragraph" style:parent-style-name="Standard">
      <style:paragraph-properties fo:orphans="2" fo:widows="3" fo:background-color="transparent">
        <style:background-image/>
      </style:paragraph-properties>
      <style:text-properties fo:font-weight="bold" officeooo:rsid="008b9f07" officeooo:paragraph-rsid="008b9f07" style:font-weight-asian="bold" style:font-weight-complex="bold"/>
    </style:style>
    <style:style style:name="P72" style:family="paragraph" style:parent-style-name="Standard">
      <style:paragraph-properties fo:orphans="2" fo:widows="3" fo:background-color="transparent">
        <style:background-image/>
      </style:paragraph-properties>
      <style:text-properties fo:font-weight="bold" officeooo:rsid="003a454d" officeooo:paragraph-rsid="003a454d" style:font-weight-asian="bold" style:font-weight-complex="bold"/>
    </style:style>
    <style:style style:name="P73" style:family="paragraph" style:parent-style-name="Standard">
      <style:paragraph-properties fo:orphans="2" fo:widows="3" fo:background-color="transparent">
        <style:background-image/>
      </style:paragraph-properties>
      <style:text-properties officeooo:rsid="00867d7b" officeooo:paragraph-rsid="00867d7b"/>
    </style:style>
    <style:style style:name="P74" style:family="paragraph" style:parent-style-name="Standard">
      <style:paragraph-properties fo:orphans="2" fo:widows="3" fo:background-color="transparent">
        <style:background-image/>
      </style:paragraph-properties>
      <style:text-properties officeooo:rsid="00867d7b" officeooo:paragraph-rsid="0087f7c6"/>
    </style:style>
    <style:style style:name="P75" style:family="paragraph" style:parent-style-name="Standard">
      <style:paragraph-properties fo:orphans="2" fo:widows="3" fo:background-color="transparent">
        <style:background-image/>
      </style:paragraph-properties>
      <style:text-properties officeooo:rsid="0087f7c6" officeooo:paragraph-rsid="0087f7c6"/>
    </style:style>
    <style:style style:name="P76" style:family="paragraph" style:parent-style-name="Standard">
      <style:paragraph-properties fo:orphans="2" fo:widows="3" fo:background-color="transparent">
        <style:background-image/>
      </style:paragraph-properties>
      <style:text-properties officeooo:rsid="008b9f07" officeooo:paragraph-rsid="008b9f07"/>
    </style:style>
    <style:style style:name="P77" style:family="paragraph" style:parent-style-name="Standard">
      <style:paragraph-properties fo:orphans="2" fo:widows="3" fo:background-color="transparent">
        <style:background-image/>
      </style:paragraph-properties>
      <style:text-properties officeooo:rsid="003b46cc" officeooo:paragraph-rsid="003b46cc"/>
    </style:style>
    <style:style style:name="P78" style:family="paragraph" style:parent-style-name="Standard">
      <style:paragraph-properties fo:orphans="2" fo:widows="3" fo:background-color="transparent">
        <style:background-image/>
      </style:paragraph-properties>
      <style:text-properties officeooo:rsid="003a454d" officeooo:paragraph-rsid="003a454d"/>
    </style:style>
    <style:style style:name="P79" style:family="paragraph" style:parent-style-name="Standard">
      <style:paragraph-properties fo:orphans="2" fo:widows="3" fo:background-color="transparent">
        <style:background-image/>
      </style:paragraph-properties>
      <style:text-properties officeooo:rsid="000f89b2" officeooo:paragraph-rsid="0027c31b"/>
    </style:style>
    <style:style style:name="P80" style:family="paragraph" style:parent-style-name="Standard">
      <style:paragraph-properties fo:orphans="2" fo:widows="3" fo:background-color="transparent">
        <style:background-image/>
      </style:paragraph-properties>
      <style:text-properties officeooo:rsid="0092bc8a" officeooo:paragraph-rsid="0092bc8a"/>
    </style:style>
    <style:style style:name="P81" style:family="paragraph" style:parent-style-name="Standard">
      <style:paragraph-properties fo:orphans="2" fo:widows="3" fo:background-color="transparent">
        <style:background-image/>
      </style:paragraph-properties>
      <style:text-properties officeooo:rsid="00951fe9" officeooo:paragraph-rsid="009b48aa"/>
    </style:style>
    <style:style style:name="P82" style:family="paragraph" style:parent-style-name="Standard">
      <style:paragraph-properties fo:orphans="2" fo:widows="3" fo:background-color="transparent">
        <style:background-image/>
      </style:paragraph-properties>
      <style:text-properties officeooo:rsid="0099f4cd" officeooo:paragraph-rsid="009b48aa"/>
    </style:style>
    <style:style style:name="P83" style:family="paragraph" style:parent-style-name="Standard">
      <style:paragraph-properties fo:orphans="2" fo:widows="3" fo:background-color="transparent">
        <style:background-image/>
      </style:paragraph-properties>
      <style:text-properties officeooo:rsid="009b48aa" officeooo:paragraph-rsid="00a010e4"/>
    </style:style>
    <style:style style:name="P84" style:family="paragraph" style:parent-style-name="Standard">
      <style:paragraph-properties fo:orphans="2" fo:widows="3" fo:background-color="transparent">
        <style:background-image/>
      </style:paragraph-properties>
      <style:text-properties officeooo:rsid="009e4908" officeooo:paragraph-rsid="009e4908"/>
    </style:style>
    <style:style style:name="P85" style:family="paragraph" style:parent-style-name="Standard">
      <style:paragraph-properties fo:orphans="2" fo:widows="3" fo:background-color="transparent">
        <style:background-image/>
      </style:paragraph-properties>
      <style:text-properties officeooo:rsid="00a1e485" officeooo:paragraph-rsid="00a1e485"/>
    </style:style>
    <style:style style:name="P86" style:family="paragraph" style:parent-style-name="Standard">
      <style:paragraph-properties fo:orphans="2" fo:widows="3" fo:background-color="transparent">
        <style:background-image/>
      </style:paragraph-properties>
      <style:text-properties officeooo:rsid="00a210c8" officeooo:paragraph-rsid="00a210c8"/>
    </style:style>
    <style:style style:name="P87" style:family="paragraph" style:parent-style-name="Standard">
      <style:paragraph-properties fo:orphans="2" fo:widows="3" fo:background-color="transparent">
        <style:background-image/>
      </style:paragraph-properties>
      <style:text-properties officeooo:rsid="00a25c26" officeooo:paragraph-rsid="00a25c26"/>
    </style:style>
    <style:style style:name="P88" style:family="paragraph" style:parent-style-name="Standard">
      <style:paragraph-properties fo:orphans="2" fo:widows="3" fo:background-color="transparent">
        <style:background-image/>
      </style:paragraph-properties>
      <style:text-properties officeooo:rsid="00a3a842" officeooo:paragraph-rsid="00a3a842"/>
    </style:style>
    <style:style style:name="P89" style:family="paragraph" style:parent-style-name="Standard">
      <style:paragraph-properties fo:orphans="2" fo:widows="3" fo:background-color="transparent">
        <style:background-image/>
      </style:paragraph-properties>
      <style:text-properties officeooo:rsid="00a932e1" officeooo:paragraph-rsid="00a932e1"/>
    </style:style>
    <style:style style:name="P90" style:family="paragraph" style:parent-style-name="Standard">
      <style:paragraph-properties fo:orphans="2" fo:widows="3" fo:background-color="transparent">
        <style:background-image/>
      </style:paragraph-properties>
      <style:text-properties officeooo:rsid="00a932e1" officeooo:paragraph-rsid="00ac9ba1"/>
    </style:style>
    <style:style style:name="P91" style:family="paragraph" style:parent-style-name="Standard">
      <style:paragraph-properties fo:orphans="2" fo:widows="3" fo:background-color="transparent">
        <style:background-image/>
      </style:paragraph-properties>
      <style:text-properties officeooo:rsid="00a010e4" officeooo:paragraph-rsid="00a010e4"/>
    </style:style>
    <style:style style:name="P92" style:family="paragraph" style:parent-style-name="Standard">
      <style:paragraph-properties fo:orphans="2" fo:widows="3" fo:background-color="transparent">
        <style:background-image/>
      </style:paragraph-properties>
      <style:text-properties officeooo:rsid="00ac9ba1" officeooo:paragraph-rsid="00ac9ba1"/>
    </style:style>
    <style:style style:name="P93" style:family="paragraph" style:parent-style-name="Standard">
      <style:paragraph-properties fo:orphans="2" fo:widows="3" fo:background-color="transparent">
        <style:background-image/>
      </style:paragraph-properties>
      <style:text-properties officeooo:rsid="00ac9ba1" officeooo:paragraph-rsid="00ae7a7e"/>
    </style:style>
    <style:style style:name="P94" style:family="paragraph" style:parent-style-name="Standard">
      <style:paragraph-properties fo:orphans="2" fo:widows="3" fo:background-color="transparent">
        <style:background-image/>
      </style:paragraph-properties>
      <style:text-properties officeooo:rsid="00ac9ba1" officeooo:paragraph-rsid="00b09c51"/>
    </style:style>
    <style:style style:name="P95" style:family="paragraph" style:parent-style-name="Standard">
      <style:paragraph-properties fo:orphans="2" fo:widows="3" fo:background-color="transparent">
        <style:background-image/>
      </style:paragraph-properties>
      <style:text-properties officeooo:rsid="00b09c51" officeooo:paragraph-rsid="00b09c51"/>
    </style:style>
    <style:style style:name="P96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2b72ed" officeooo:paragraph-rsid="002b72ed"/>
    </style:style>
    <style:style style:name="P97" style:family="paragraph" style:parent-style-name="Text_20_body">
      <style:paragraph-properties fo:text-align="justify" style:justify-single-word="false" fo:orphans="2" fo:widows="3" fo:background-color="transparent">
        <style:background-image/>
      </style:paragraph-properties>
      <style:text-properties officeooo:rsid="002b72ed" officeooo:paragraph-rsid="002b72ed"/>
    </style:style>
    <style:style style:name="P98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2bcbc6" officeooo:paragraph-rsid="0031d6c1"/>
    </style:style>
    <style:style style:name="P99" style:family="paragraph" style:parent-style-name="Text_20_body">
      <style:paragraph-properties fo:text-align="center" style:justify-single-word="false" fo:orphans="2" fo:widows="3" fo:background-color="transparent">
        <style:background-image/>
      </style:paragraph-properties>
      <style:text-properties fo:font-style="normal" fo:font-weight="normal" officeooo:rsid="002e9dab" officeooo:paragraph-rsid="002e9dab" style:font-style-asian="normal" style:font-weight-asian="normal" style:font-style-complex="normal" style:font-weight-complex="normal"/>
    </style:style>
    <style:style style:name="P100" style:family="paragraph" style:parent-style-name="Text_20_body">
      <style:paragraph-properties fo:text-align="justify" style:justify-single-word="false" fo:orphans="2" fo:widows="3" fo:background-color="transparent">
        <style:background-image/>
      </style:paragraph-properties>
      <style:text-properties officeooo:rsid="002e9dab" officeooo:paragraph-rsid="002e9dab"/>
    </style:style>
    <style:style style:name="P101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2e9dab" officeooo:paragraph-rsid="002e9dab"/>
    </style:style>
    <style:style style:name="P102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33532d" officeooo:paragraph-rsid="0033532d"/>
    </style:style>
    <style:style style:name="P103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433df2" officeooo:paragraph-rsid="00433df2"/>
    </style:style>
    <style:style style:name="P104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434c97" officeooo:paragraph-rsid="00434c97"/>
    </style:style>
    <style:style style:name="P105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8c6642" officeooo:paragraph-rsid="008c6642"/>
    </style:style>
    <style:style style:name="P106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70a036" officeooo:paragraph-rsid="0070a036"/>
    </style:style>
    <style:style style:name="P107" style:family="paragraph" style:parent-style-name="Title" style:master-page-name="">
      <style:paragraph-properties fo:orphans="2" fo:widows="3" style:page-number="auto" fo:background-color="transparent">
        <style:background-image/>
      </style:paragraph-properties>
    </style:style>
    <style:style style:name="P108" style:family="paragraph" style:parent-style-name="Table_20_Contents">
      <style:text-properties officeooo:rsid="009b48aa" officeooo:paragraph-rsid="009b48aa"/>
    </style:style>
    <style:style style:name="P109" style:family="paragraph" style:parent-style-name="Heading_20_1">
      <style:paragraph-properties fo:orphans="2" fo:widows="3" fo:background-color="transparent">
        <style:background-image/>
      </style:paragraph-properties>
      <style:text-properties officeooo:rsid="002b72ed" officeooo:paragraph-rsid="002b72ed"/>
    </style:style>
    <style:style style:name="P110" style:family="paragraph" style:parent-style-name="Heading_20_1">
      <style:paragraph-properties fo:orphans="2" fo:widows="3" fo:background-color="transparent">
        <style:background-image/>
      </style:paragraph-properties>
    </style:style>
    <style:style style:name="P111" style:family="paragraph" style:parent-style-name="Heading_20_1">
      <style:paragraph-properties fo:orphans="2" fo:widows="3" fo:break-before="page" fo:background-color="transparent">
        <style:background-image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bdb1" style:font-weight-asian="bold" style:font-weight-complex="bold"/>
    </style:style>
    <style:style style:name="T3" style:family="text">
      <style:text-properties fo:font-weight="bold" officeooo:rsid="0013aefd" style:font-weight-asian="bold" style:font-weight-complex="bold"/>
    </style:style>
    <style:style style:name="T4" style:family="text">
      <style:text-properties fo:font-weight="bold" officeooo:rsid="0087f7c6" style:font-weight-asian="bold" style:font-weight-complex="bold"/>
    </style:style>
    <style:style style:name="T5" style:family="text">
      <style:text-properties fo:font-weight="bold" officeooo:rsid="00b3289e" style:font-weight-asian="bold" style:font-weight-complex="bold"/>
    </style:style>
    <style:style style:name="T6" style:family="text">
      <style:text-properties fo:font-weight="bold" officeooo:rsid="00b37150" style:font-weight-asian="bold" style:font-weight-complex="bold"/>
    </style:style>
    <style:style style:name="T7" style:family="text">
      <style:text-properties style:font-name="Courier2"/>
    </style:style>
    <style:style style:name="T8" style:family="text">
      <style:text-properties style:font-name="Courier2" fo:font-size="14pt" style:font-size-asian="14pt" style:font-size-complex="14pt"/>
    </style:style>
    <style:style style:name="T9" style:family="text">
      <style:text-properties style:font-name="Courier2" fo:font-size="14pt" officeooo:rsid="000f89b2" style:font-size-asian="14pt" style:font-size-complex="14pt"/>
    </style:style>
    <style:style style:name="T10" style:family="text">
      <style:text-properties style:font-name="Courier2" fo:font-size="14pt" officeooo:rsid="000fdb20" style:font-size-asian="14pt" style:font-size-complex="14pt"/>
    </style:style>
    <style:style style:name="T11" style:family="text">
      <style:text-properties style:font-name="Courier2" fo:font-size="14pt" officeooo:rsid="0026cacf" style:font-size-asian="14pt" style:font-size-complex="14pt"/>
    </style:style>
    <style:style style:name="T12" style:family="text">
      <style:text-properties style:font-name="Courier2" fo:font-size="14pt" officeooo:rsid="0027c31b" style:font-size-asian="14pt" style:font-size-complex="14pt"/>
    </style:style>
    <style:style style:name="T13" style:family="text">
      <style:text-properties style:font-name="Courier2" fo:font-size="14pt" officeooo:rsid="0022afad" style:font-size-asian="14pt" style:font-size-complex="14pt"/>
    </style:style>
    <style:style style:name="T14" style:family="text">
      <style:text-properties style:font-name="Courier2" fo:font-size="14pt" officeooo:rsid="00503a9b" style:font-size-asian="14pt" style:font-size-complex="14pt"/>
    </style:style>
    <style:style style:name="T15" style:family="text">
      <style:text-properties style:font-name="Courier2" fo:font-size="14pt" officeooo:rsid="007541a3" style:font-size-asian="14pt" style:font-size-complex="14pt"/>
    </style:style>
    <style:style style:name="T16" style:family="text">
      <style:text-properties style:font-name="Courier2" fo:font-size="14pt" officeooo:rsid="0064a521" style:font-size-asian="14pt" style:font-size-complex="14pt"/>
    </style:style>
    <style:style style:name="T17" style:family="text">
      <style:text-properties officeooo:rsid="00105c4f"/>
    </style:style>
    <style:style style:name="T18" style:family="text">
      <style:text-properties officeooo:rsid="0011bdb1"/>
    </style:style>
    <style:style style:name="T19" style:family="text">
      <style:text-properties officeooo:rsid="0012cbe9"/>
    </style:style>
    <style:style style:name="T20" style:family="text">
      <style:text-properties officeooo:rsid="0013aefd"/>
    </style:style>
    <style:style style:name="T21" style:family="text">
      <style:text-properties officeooo:rsid="001aad33"/>
    </style:style>
    <style:style style:name="T22" style:family="text">
      <style:text-properties officeooo:rsid="001c3e52"/>
    </style:style>
    <style:style style:name="T23" style:family="text">
      <style:text-properties officeooo:rsid="001d3269"/>
    </style:style>
    <style:style style:name="T24" style:family="text">
      <style:text-properties officeooo:rsid="001f21e1"/>
    </style:style>
    <style:style style:name="T25" style:family="text">
      <style:text-properties officeooo:rsid="0020dc26"/>
    </style:style>
    <style:style style:name="T26" style:family="text">
      <style:text-properties officeooo:rsid="0022afad"/>
    </style:style>
    <style:style style:name="T27" style:family="text">
      <style:text-properties officeooo:rsid="0023b01b"/>
    </style:style>
    <style:style style:name="T28" style:family="text">
      <style:text-properties officeooo:rsid="0023f01d"/>
    </style:style>
    <style:style style:name="T29" style:family="text">
      <style:text-properties officeooo:rsid="002a7f37"/>
    </style:style>
    <style:style style:name="T30" style:family="text">
      <style:text-properties officeooo:rsid="002b72ed"/>
    </style:style>
    <style:style style:name="T31" style:family="text">
      <style:text-properties officeooo:rsid="002bcbc6"/>
    </style:style>
    <style:style style:name="T32" style:family="text">
      <style:text-properties officeooo:rsid="002e9dab"/>
    </style:style>
    <style:style style:name="T33" style:family="text">
      <style:text-properties officeooo:rsid="00304d5f"/>
    </style:style>
    <style:style style:name="T34" style:family="text">
      <style:text-properties officeooo:rsid="0031e56f"/>
    </style:style>
    <style:style style:name="T35" style:family="text">
      <style:text-properties officeooo:rsid="0032d7fd"/>
    </style:style>
    <style:style style:name="T36" style:family="text">
      <style:text-properties officeooo:rsid="00371d0e"/>
    </style:style>
    <style:style style:name="T37" style:family="text">
      <style:text-properties officeooo:rsid="0037df4c"/>
    </style:style>
    <style:style style:name="T38" style:family="text">
      <style:text-properties style:text-position="sub 58%" fo:font-size="16pt" fo:font-weight="normal" officeooo:rsid="0013aefd" style:font-size-asian="16pt" style:font-weight-asian="normal" style:font-size-complex="16pt" style:font-weight-complex="normal"/>
    </style:style>
    <style:style style:name="T39" style:family="text">
      <style:text-properties officeooo:rsid="003ebbfb"/>
    </style:style>
    <style:style style:name="T40" style:family="text">
      <style:text-properties officeooo:rsid="00433df2"/>
    </style:style>
    <style:style style:name="T41" style:family="text">
      <style:text-properties style:text-position="super 58%" fo:font-size="16pt" style:font-size-asian="16pt" style:font-size-complex="16pt"/>
    </style:style>
    <style:style style:name="T42" style:family="text">
      <style:text-properties officeooo:rsid="0045695e"/>
    </style:style>
    <style:style style:name="T43" style:family="text">
      <style:text-properties officeooo:rsid="00476008"/>
    </style:style>
    <style:style style:name="T44" style:family="text">
      <style:text-properties officeooo:rsid="00503a9b"/>
    </style:style>
    <style:style style:name="T45" style:family="text">
      <style:text-properties officeooo:rsid="00542cca"/>
    </style:style>
    <style:style style:name="T46" style:family="text">
      <style:text-properties officeooo:rsid="005541e1"/>
    </style:style>
    <style:style style:name="T47" style:family="text">
      <style:text-properties officeooo:rsid="0058021a"/>
    </style:style>
    <style:style style:name="T48" style:family="text">
      <style:text-properties officeooo:rsid="005a4f4a"/>
    </style:style>
    <style:style style:name="T49" style:family="text">
      <style:text-properties officeooo:rsid="005c490a"/>
    </style:style>
    <style:style style:name="T50" style:family="text">
      <style:text-properties officeooo:rsid="005f13f4"/>
    </style:style>
    <style:style style:name="T51" style:family="text">
      <style:text-properties officeooo:rsid="005f8097"/>
    </style:style>
    <style:style style:name="T52" style:family="text">
      <style:text-properties officeooo:rsid="00609e74"/>
    </style:style>
    <style:style style:name="T53" style:family="text">
      <style:text-properties officeooo:rsid="0062ecf9"/>
    </style:style>
    <style:style style:name="T54" style:family="text">
      <style:text-properties officeooo:rsid="0065b62d"/>
    </style:style>
    <style:style style:name="T55" style:family="text">
      <style:text-properties officeooo:rsid="0066dcaf"/>
    </style:style>
    <style:style style:name="T56" style:family="text">
      <style:text-properties officeooo:rsid="00670d00"/>
    </style:style>
    <style:style style:name="T57" style:family="text">
      <style:text-properties officeooo:rsid="006898d7"/>
    </style:style>
    <style:style style:name="T58" style:family="text">
      <style:text-properties officeooo:rsid="006c9421"/>
    </style:style>
    <style:style style:name="T59" style:family="text">
      <style:text-properties officeooo:rsid="006d7198"/>
    </style:style>
    <style:style style:name="T60" style:family="text">
      <style:text-properties officeooo:rsid="006eb4cd"/>
    </style:style>
    <style:style style:name="T61" style:family="text">
      <style:text-properties officeooo:rsid="006f0909"/>
    </style:style>
    <style:style style:name="T62" style:family="text">
      <style:text-properties officeooo:rsid="00765995"/>
    </style:style>
    <style:style style:name="T63" style:family="text">
      <style:text-properties officeooo:rsid="0076fae7"/>
    </style:style>
    <style:style style:name="T64" style:family="text">
      <style:text-properties officeooo:rsid="007b388a"/>
    </style:style>
    <style:style style:name="T65" style:family="text">
      <style:text-properties officeooo:rsid="007dfe9e"/>
    </style:style>
    <style:style style:name="T66" style:family="text">
      <style:text-properties officeooo:rsid="0082eb23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officeooo:rsid="0087f7c6"/>
    </style:style>
    <style:style style:name="T69" style:family="text">
      <style:text-properties officeooo:rsid="008bb25e"/>
    </style:style>
    <style:style style:name="T70" style:family="text">
      <style:text-properties officeooo:rsid="008c395e"/>
    </style:style>
    <style:style style:name="T71" style:family="text">
      <style:text-properties officeooo:rsid="008c5dd1"/>
    </style:style>
    <style:style style:name="T72" style:family="text">
      <style:text-properties officeooo:rsid="008e3ff7"/>
    </style:style>
    <style:style style:name="T73" style:family="text">
      <style:text-properties officeooo:rsid="0094cc92"/>
    </style:style>
    <style:style style:name="T74" style:family="text">
      <style:text-properties officeooo:rsid="009809eb"/>
    </style:style>
    <style:style style:name="T75" style:family="text">
      <style:text-properties officeooo:rsid="00a010e4"/>
    </style:style>
    <style:style style:name="T76" style:family="text">
      <style:text-properties officeooo:rsid="00a210c8"/>
    </style:style>
    <style:style style:name="T77" style:family="text">
      <style:text-properties officeooo:rsid="00a29f4e"/>
    </style:style>
    <style:style style:name="T78" style:family="text">
      <style:text-properties officeooo:rsid="00a932e1"/>
    </style:style>
    <style:style style:name="T79" style:family="text">
      <style:text-properties officeooo:rsid="00ab1ca9"/>
    </style:style>
    <style:style style:name="T80" style:family="text">
      <style:text-properties officeooo:rsid="00ac9ba1"/>
    </style:style>
    <style:style style:name="T81" style:family="text">
      <style:text-properties officeooo:rsid="00ae7a7e"/>
    </style:style>
    <style:style style:name="T82" style:family="text">
      <style:text-properties officeooo:rsid="00aebdf5"/>
    </style:style>
    <style:style style:name="T83" style:family="text">
      <style:text-properties officeooo:rsid="00b09c51"/>
    </style:style>
    <style:style style:name="T84" style:family="text">
      <style:text-properties officeooo:rsid="00b107da"/>
    </style:style>
    <style:style style:name="T85" style:family="text">
      <style:text-properties officeooo:rsid="00b2297c"/>
    </style:style>
    <style:style style:name="T86" style:family="text">
      <style:text-properties officeooo:rsid="00b37150"/>
    </style:style>
    <style:style style:name="T87" style:family="text">
      <style:text-properties officeooo:rsid="00b51da8"/>
    </style:style>
    <style:style style:name="fr1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7">Интервальный калькулятор</text:p>
      <text:h text:style-name="P109" text:outline-level="1">Синопсис</text:h>
      <text:p text:style-name="P96">Интервальный калькулятор предназначен для выполнения математических операций над интервальными величинами (например, конструкторскими или технологическими размерами).</text:p>
      <text:p text:style-name="P96">Калькулятор позволяет выполнять арифметические операции, <text:span text:style-name="T31">вычислять </text:span>тригонометрические<text:span text:style-name="T31"> и обратные тригонометрические функции.</text:span></text:p>
      <text:p text:style-name="P96">Вычисления производятся по программе, заданной пользователем.</text:p>
      <text:p text:style-name="P96">Пользовательская программа читается калькулятором со стандартного ввода, результат подаётся на стандартный вывод.</text:p>
      <text:p text:style-name="P98">Имеется возможность управления потоком выполнения пользовательской программы.</text:p>
      <text:h text:style-name="P110" text:outline-level="1">Синтаксис<text:span text:style-name="T34"> пользовательской программы</text:span></text:h>
      <text:p text:style-name="P96"><text:span text:style-name="T85">Синтаксис</text:span> программы на отработку assembler-подобный.</text:p>
      <text:p text:style-name="P96">Программа выполняется построчно. Строка строится по шаблону:</text:p>
      <text:p text:style-name="P96"/>
      <text:p text:style-name="P99">метка: <text:span text:style-name="T33"><text:s/></text:span><text:s/>команда <text:s text:c="2"/>аргументы <text:s text:c="3"/>;комментарий</text:p>
      <text:p text:style-name="P97"/>
      <text:p text:style-name="P97">Метка служит для возможности перехода (прыжка) на данную строку. Представляет собой строку<text:span text:style-name="T87"> из букв латинского алфавита, цифр, знаков "_", "$", "@", "."</text:span> длиной до <text:span text:style-name="T87">15</text:span> символов. <text:span text:style-name="T32">Метка может отсутствовать.</text:span></text:p>
      <text:p text:style-name="P97">Команда - указание на выполнение определённого действия<text:span text:style-name="T43">:</text:span> поместить в <text:span text:style-name="T32">аргумент-</text:span>переменную какое-либо значение, выполнить математическую операцию с переменной,<text:span text:style-name="T32"> перейти на заданную метку, вывести аргумент в стандартный вывод.</text:span></text:p>
      <text:p text:style-name="P100"><text:span text:style-name="T32">А</text:span>ргументы - список аргументов через запятую. Аргументами могут быть: переменные, конкретные числ<text:span text:style-name="T35">а,</text:span> интервал<text:span text:style-name="T40">ьные числа</text:span>, названия меток.</text:p>
      <text:p text:style-name="P101"><text:soft-page-break/><text:span text:style-name="T30">К</text:span>омментарий - игнорируемая калькулятором часть строки, которая начинается с символа двоеточи<text:span text:style-name="T79">я</text:span> и кончается символом конца строки.<text:span text:style-name="T36"> Комментарий может отсутствовать.</text:span></text:p>
      <text:p text:style-name="P102">Общая длина строки не должна превышать 254 символа<text:span text:style-name="T37"> в UNIX-системах и 253 символа в Windows</text:span>.</text:p>
      <text:p text:style-name="P103">Интервальное число может быть задано несколькими способами:</text:p>
      <text:p text:style-name="P103">1) Верхним и нижним пределами, разделённых пробелами. Например:</text:p>
      <text:p text:style-name="P103"><text:tab/>12.8 <text:s/>13.2<text:tab/><text:tab/>;число 12,8...13,2</text:p>
      <text:p text:style-name="P103"><text:tab/>120.8 <text:s/>120<text:tab/><text:tab/>;число 120,0...120,8</text:p>
      <text:p text:style-name="P103">Порядок указания верхнего и нижнего предела не важен.</text:p>
      <text:p text:style-name="P103">2) Номиналом и отклонениями. Например:</text:p>
      <text:p text:style-name="P103"><text:tab/>13 -0.2 <text:s/>0.2<text:tab/><text:tab/>;число 13<text:span text:style-name="T13">±0,2</text:span></text:p>
      <text:p text:style-name="P103"><text:tab/>120 <text:s/>0.8 <text:s/>0<text:tab/><text:tab/>;число 120<text:span text:style-name="T41">+0,8</text:span></text:p>
      <text:p text:style-name="P103">Сначала указывается номинал, затем в любом порядке отклонения.</text:p>
      <text:p text:style-name="P104">Любое конкретное число<text:span text:style-name="T42"> внутренне преобразуется к интервальному числу с равными верхним и нижним пределами. </text:span>Например, число 36 преобразуется к интервальному числу 36<text:span text:style-name="T61">,0</text:span>...36<text:span text:style-name="T61">,0</text:span>.</text:p>
      <text:p text:style-name="P105">Целая и дробн<text:span text:style-name="T72">ая</text:span> части в записи чисел отделяются точкой.</text:p>
      <text:p text:style-name="P106"><text:span text:style-name="T70">Часто используемые п</text:span>еременные <text:span text:style-name="T70">следует задавать</text:span> идентификатором вида rN, где N <text:span text:style-name="T69">целое</text:span> число<text:span text:style-name="T69"> от 1 до 8. </text:span>Например: r8.<text:span text:style-name="T70"> Доступ к этим переменным быстрее, чем к переменным произвольного вида.</text:span></text:p>
      <text:h text:style-name="P110" text:outline-level="1">Система команд</text:h>
      <text:p text:style-name="P1"><text:span text:style-name="T1">mov</text:span> приёмник, источник</text:p>
      <text:p text:style-name="P2">Копирование значения из источника в переменную-приёмник.</text:p>
      <text:p text:style-name="P3">Приёмник <text:span text:style-name="T23">-</text:span> любая переменная.</text:p>
      <text:p text:style-name="P3">Источник<text:span text:style-name="T23"> -</text:span> переменная или значение.</text:p>
      <text:p text:style-name="P8">Примеры:</text:p>
      <text:p text:style-name="P8"><text:tab/><text:tab/>mov<text:span text:style-name="T25"> </text:span><text:s/>r1, <text:span text:style-name="T21">21.5</text:span><text:tab/><text:tab/><text:tab/>;r1 = <text:span text:style-name="T21">21,5...21,5</text:span></text:p>
      <text:p text:style-name="P8"><text:tab/><text:tab/>mov <text:span text:style-name="T25"><text:s/></text:span>r1, 22 <text:span text:style-name="T21"><text:s/></text:span>-0.4<text:span text:style-name="T21"> <text:s/></text:span>-0.6<text:tab/>;r1 = 22<draw:frame draw:style-name="fr1" draw:name="Объект2" text:anchor-type="as-char" svg:y="-0.437cm" svg:width="0.728cm" svg:height="0.59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0"><text:tab/><text:tab/>mov <text:span text:style-name="T25"><text:s/></text:span>r<text:span text:style-name="T48">2</text:span>, 21.4 <text:s/>21.6<text:tab/><text:tab/>;r<text:span text:style-name="T48">2</text:span> = 21,4...21,6</text:p>
      <text:p text:style-name="P9"><text:tab/><text:tab/>mov<text:span text:style-name="T21"> <text:s/></text:span>r<text:span text:style-name="T21">1</text:span>, r2<text:tab/><text:tab/><text:tab/><text:tab/>;r1 = r2</text:p>
      <text:p text:style-name="P1"><text:soft-page-break/></text:p>
      <text:p text:style-name="P46"><text:span text:style-name="T6">x</text:span><text:span text:style-name="T5">chg</text:span> переменная1, переменная2</text:p>
      <text:p text:style-name="P46">Обмен значений переменных.</text:p>
      <text:p text:style-name="P46">Пример:</text:p>
      <text:p text:style-name="P46"><text:tab/><text:tab/>mov <text:s/>r1, 10<text:tab/><text:tab/><text:tab/><text:tab/><text:tab/>;r1 = 10,0...10,0</text:p>
      <text:p text:style-name="P46"><text:tab/><text:tab/>mov <text:s/>r2, 8 <text:s/>8.5<text:tab/><text:tab/><text:tab/><text:tab/>;r2 = 8,0...8,5</text:p>
      <text:p text:style-name="P46"><text:tab/><text:tab/><text:span text:style-name="T86">xchg</text:span> <text:s/>r1, r2</text:p>
      <text:p text:style-name="P46">В результате r1 будет содержать значение 8,0...8,5, а переменная r2 значение 10,0...10,0.</text:p>
      <text:p text:style-name="P47">Аналогичный эффект можно получить используя промежуточную переменную, например:</text:p>
      <text:p text:style-name="P47"><text:tab/><text:tab/>mov <text:s/>r3, r1</text:p>
      <text:p text:style-name="P47"><text:tab/><text:tab/>mov <text:s/>r1, r2</text:p>
      <text:p text:style-name="P47"><text:tab/><text:tab/>mov <text:s/>r2, r3</text:p>
      <text:p text:style-name="P1"/>
      <text:p text:style-name="P1"><text:span text:style-name="T1">add</text:span> слагаемое1, слагаемое2</text:p>
      <text:p text:style-name="P1"><text:span text:style-name="T20">Сложение. </text:span>С<text:span text:style-name="T19">умма </text:span>сохраняется в переменной слагаемое1.</text:p>
      <text:p text:style-name="P4"><text:span text:style-name="T24">Слагаемое1</text:span> <text:span text:style-name="T23">-</text:span> любая переменная.</text:p>
      <text:p text:style-name="P4"><text:span text:style-name="T24">Слагаемое2 -</text:span> переменная или значение.</text:p>
      <text:p text:style-name="P11">Пример:</text:p>
      <text:p text:style-name="P12"><text:tab/><text:tab/>mov <text:s/>r1, 10<text:span text:style-name="T47"><text:tab/><text:tab/><text:tab/><text:tab/><text:tab/>;r1 = 10,0...10,0</text:span></text:p>
      <text:p text:style-name="P14"><text:tab/><text:tab/>add <text:span text:style-name="T26"><text:s/></text:span>r1<text:span text:style-name="T26">, 15.6 <text:s/>0.2 <text:s/>-0.2<text:tab/><text:tab/>;r1 = r1 + 15,6±0,2</text:span></text:p>
      <text:p text:style-name="P13"><text:span text:style-name="T26">В</text:span> данном примере r1 будет содержать значение 25,6<text:span text:style-name="T26">±0,2</text:span>.</text:p>
      <text:p text:style-name="P15"/>
      <text:p text:style-name="P48"><text:span text:style-name="T2">sub</text:span><text:span text:style-name="T18"> </text:span>уменьшаемое<text:span text:style-name="T18">, вычитаемое</text:span></text:p>
      <text:p text:style-name="P51">Вычитание. Разность сохраняется в уменьшаемом.</text:p>
      <text:p text:style-name="P5"><text:span text:style-name="T27">Уменьшаемое</text:span> <text:span text:style-name="T23">-</text:span> любая переменная.</text:p>
      <text:p text:style-name="P16">Вычитаемое - переменная или значение.</text:p>
      <text:p text:style-name="P17"><text:span text:style-name="T27">П</text:span>ример:</text:p>
      <text:p text:style-name="P18"><text:tab/><text:tab/>mov <text:s/>r1, 10 12<text:span text:style-name="T46"><text:tab/><text:tab/><text:tab/>;r1 = 10,0...12,0</text:span></text:p>
      <text:p text:style-name="P19"><text:tab/><text:tab/>mov <text:s/>r2, 3 3.2<text:span text:style-name="T46"><text:tab/><text:tab/><text:tab/>;r1 = 3,0...3,2</text:span></text:p>
      <text:p text:style-name="P17"><text:tab/><text:tab/>sub <text:s/>r1, r2<text:tab/><text:tab/><text:tab/><text:tab/>;r1 = r1 - r2</text:p>
      <text:p text:style-name="P20">В данном примере r1 будет содержать значение 6,8...9<text:span text:style-name="T50">,0</text:span>.</text:p>
      <text:p text:style-name="P48"/>
      <text:p text:style-name="P53"><text:span text:style-name="T1">mul</text:span> множитель1, множитель2</text:p>
      <text:p text:style-name="P53"><text:span text:style-name="T20">Умножение. </text:span>Произведение<text:span text:style-name="T20"> сохраняется в </text:span>переменной множитель1<text:span text:style-name="T18">.</text:span></text:p>
      <text:p text:style-name="P6"><text:span text:style-name="T28">Множитель1</text:span> <text:span text:style-name="T23">-</text:span> любая переменная.</text:p>
      <text:p text:style-name="P21">Множитель2 - переменная или значение.</text:p>
      <text:p text:style-name="P22"><text:span text:style-name="T28">П</text:span>ример:</text:p>
      <text:p text:style-name="P24"><text:tab/><text:tab/>mov <text:s/>r1, <text:s/>10 <text:s/>12<text:span text:style-name="T46"><text:tab/><text:tab/><text:tab/>;r1 = 10,0...12,0</text:span></text:p>
      <text:p text:style-name="P22"><text:tab/><text:tab/>mul <text:s/>r1, <text:s/>2.3<text:tab/><text:tab/><text:tab/>;r1 = r1 * 2.3</text:p>
      <text:p text:style-name="P25">В данном примере r1 будет содержать значение 23<text:span text:style-name="T51">,0</text:span>...27,6<text:span text:style-name="T45">.</text:span></text:p>
      <text:p text:style-name="P48"><text:soft-page-break/></text:p>
      <text:p text:style-name="P54"><text:span text:style-name="T3">div</text:span> <text:span text:style-name="T20">делимое</text:span>, <text:span text:style-name="T20">делитель</text:span></text:p>
      <text:p text:style-name="P52">Деление. Частное сохраняется в переменной делимое.</text:p>
      <text:p text:style-name="P7"><text:span text:style-name="T39">Делимое</text:span> <text:span text:style-name="T23">-</text:span> любая переменная.</text:p>
      <text:p text:style-name="P27">Делитель - переменная или значение.</text:p>
      <text:p text:style-name="P23"><text:span text:style-name="T28">П</text:span>ример:</text:p>
      <text:p text:style-name="P28"><text:tab/><text:tab/>mov <text:s/>r1, <text:s/>10 <text:s/>12<text:span text:style-name="T49"><text:tab/><text:tab/><text:tab/>;r1 = 10,0...12,0</text:span></text:p>
      <text:p text:style-name="P23"><text:span text:style-name="T20"><text:tab/><text:tab/>div <text:s/>r1, <text:s/>5 -0.3 <text:s/>0<text:tab/><text:tab/>;r1 = r1 / 5</text:span><text:span text:style-name="T38">-0,3</text:span></text:p>
      <text:p text:style-name="P26">В данном примере r1 будет содержать значение 2<text:span text:style-name="T52">,0</text:span>...2<text:span text:style-name="T44">,553.</text:span></text:p>
      <text:p text:style-name="P49"/>
      <text:p text:style-name="P55"><text:span text:style-name="T1">inv</text:span> переменная</text:p>
      <text:p text:style-name="P55">Обращение переменной (вычисление дроби 1/x).<text:span text:style-name="T54"> Результат сохраняется в переменной-аргументе.</text:span></text:p>
      <text:p text:style-name="P55">Пример:</text:p>
      <text:p text:style-name="P56"><text:tab/><text:tab/>mov <text:s/>r1, <text:s/>0.5 <text:s/>0.6<text:tab/><text:tab/>;r1 = 0,5...0,6</text:p>
      <text:p text:style-name="P55"><text:tab/><text:tab/>inv <text:s/>r1<text:tab/><text:tab/><text:tab/><text:tab/><text:tab/>;r1 = 1 / r1</text:p>
      <text:p text:style-name="P57"><text:span text:style-name="T8">В данном примере r1 будет содержать значение </text:span><text:span text:style-name="T16">1,667</text:span><text:span text:style-name="T8">...2</text:span><text:span text:style-name="T14">,0.</text:span></text:p>
      <text:p text:style-name="P58"/>
      <text:p text:style-name="P60"><text:span text:style-name="T1">inc</text:span> переменная</text:p>
      <text:p text:style-name="P60"><text:span text:style-name="T1">dec</text:span> переменная</text:p>
      <text:p text:style-name="P61">Увеличение<text:span text:style-name="T55"> (inc)</text:span> или уменьшение<text:span text:style-name="T55"> (dec)</text:span> значения переменной на 1 (точнее, сдвиг границ интервала на 1 <text:span text:style-name="T56">вправо или влево</text:span>).<text:span text:style-name="T59"> Результат сохраняется в переменной-аргументе.</text:span></text:p>
      <text:p text:style-name="P62"><text:tab/><text:tab/>mov <text:s/>r1, 10 <text:s/>12<text:tab/><text:tab/><text:tab/>;r1 = 10,0...12,0</text:p>
      <text:p text:style-name="P63"><text:tab/><text:tab/>inc <text:s/>r1<text:span text:style-name="T57"><text:tab/><text:tab/><text:tab/><text:tab/><text:tab/>;r1 = r1 + 1,0</text:span></text:p>
      <text:p text:style-name="P64"><text:span text:style-name="T57"><text:tab/></text:span><text:tab/>mov <text:s/>r2, r1<text:tab/><text:tab/><text:tab/><text:tab/>;r2 = r1</text:p>
      <text:p text:style-name="P64"><text:tab/><text:tab/>dec <text:s/>r2<text:tab/><text:tab/><text:tab/><text:tab/><text:tab/>;r2 = r2 - 1,0</text:p>
      <text:p text:style-name="P64">В данном примере r1 будет содержать значение 11,0...13,0, а r2 значение 10,0...12,0.</text:p>
      <text:p text:style-name="P59"/>
      <text:p text:style-name="P65"><text:span text:style-name="T1">sin</text:span> переменная</text:p>
      <text:p text:style-name="P65"><text:span text:style-name="T1">cos</text:span> переменная</text:p>
      <text:p text:style-name="P65"><text:span text:style-name="T1">tan</text:span> переменная</text:p>
      <text:p text:style-name="P66"><text:span text:style-name="T1">cot</text:span> <text:span text:style-name="T58">переменная</text:span></text:p>
      <text:p text:style-name="P65"><text:span text:style-name="T1">asin</text:span> переменная</text:p>
      <text:p text:style-name="P65"><text:span text:style-name="T1">acos</text:span> переменная</text:p>
      <text:p text:style-name="P66"><text:span text:style-name="T1">atan</text:span> переменная</text:p>
      <text:p text:style-name="P66"><text:span text:style-name="T1">acot</text:span> переменная</text:p>
      <text:p text:style-name="P67">Вычисление прямых и обратных тригонометрических функций: синус, косинус, тангенс, котангенс, арксинус, арккосинус, арктангенс, арккотангенс соответственно.<text:span text:style-name="T60"> Аргумент для прямых функций задаётся в градусах. Результат сохраняется в переменной-аргументе.</text:span></text:p>
      <text:p text:style-name="P68"><text:soft-page-break/>Пример:</text:p>
      <text:p text:style-name="P68"><text:tab/><text:tab/>mov <text:s/>r1, 30 -0.1 0.1<text:tab/><text:tab/>;r1 = 30<text:span text:style-name="T13">±0,</text:span><text:span text:style-name="T8">1</text:span></text:p>
      <text:p text:style-name="P43"><text:tab/><text:tab/>cos <text:s/>r1<text:tab/><text:tab/><text:tab/><text:tab/><text:tab/>;r1 = cos r1</text:p>
      <text:p text:style-name="P44"><text:tab/><text:tab/>mov <text:s/>r2, r1<text:tab/><text:tab/><text:tab/><text:tab/>;r2 = r1</text:p>
      <text:p text:style-name="P69"><text:span text:style-name="T8"><text:tab/><text:tab/>asin r</text:span><text:span text:style-name="T15">2</text:span><text:span text:style-name="T8"><text:tab/><text:tab/><text:tab/><text:tab/><text:tab/>;r</text:span><text:span text:style-name="T15">2</text:span><text:span text:style-name="T8"> = arc sin r</text:span><text:span text:style-name="T15">2</text:span></text:p>
      <text:p text:style-name="P69"><text:span text:style-name="T15">В данном примере r1 будет содержать значение 0,8651...0,8669, а r2 значение 59,9...60,1.</text:span><text:span text:style-name="T8"><text:tab/><text:tab/></text:span></text:p>
      <text:p text:style-name="P59"/>
      <text:p text:style-name="P70">cmp <text:span text:style-name="T67">аргумент1, аргумент2</text:span></text:p>
      <text:p text:style-name="P73">Сравнение двух аргументов.<text:span text:style-name="T71"> Аргументы могут быть любого вида (переменные и значения). Результат сравнения сохраняется во внутренней переменной и служит для изменения потока выполнения программы - в зависимости от результата сравнения может быть выполнен переход на определённую метку (при помощи команд je, jne, jgt, jge, jlt, jle, jin, jout).</text:span></text:p>
      <text:p text:style-name="P59"/>
      <text:p text:style-name="P74"><text:span text:style-name="T1">je</text:span><text:span text:style-name="T68"> метка</text:span></text:p>
      <text:p text:style-name="P74"><text:span text:style-name="T1">jne</text:span><text:span text:style-name="T68"> метка</text:span></text:p>
      <text:p text:style-name="P74"><text:span text:style-name="T1">jgt</text:span><text:span text:style-name="T68"> метка</text:span></text:p>
      <text:p text:style-name="P74"><text:span text:style-name="T1">jge</text:span><text:span text:style-name="T68"> метка</text:span></text:p>
      <text:p text:style-name="P74"><text:span text:style-name="T1">jlt</text:span><text:span text:style-name="T68"> метка</text:span></text:p>
      <text:p text:style-name="P73"><text:span text:style-name="T1">jle</text:span><text:span text:style-name="T68"> метка</text:span></text:p>
      <text:p text:style-name="P80"><text:span text:style-name="T4">j</text:span><text:span text:style-name="T1">in</text:span> метка</text:p>
      <text:p text:style-name="P80"><text:span text:style-name="T1">jout</text:span> метка</text:p>
      <text:p text:style-name="P73">Команды условного перехода<text:span text:style-name="T73">. Выполняется или не выполняется переход на заданную метку в зависимости от результата сравнения, выполненного командой cmp. Команды учитывают взаимное положение сравниваемых интервалов:</text:span>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>
          <table:table-cell office:value-type="string">
            <text:p text:style-name="P108">je</text:p>
          </table:table-cell>
          <table:table-cell office:value-type="string">
            <text:p text:style-name="P81">переход, если оказались равны предельные значения</text:p>
          </table:table-cell>
        </table:table-row>
        <table:table-row>
          <table:table-cell office:value-type="string">
            <text:p text:style-name="P108">jne</text:p>
          </table:table-cell>
          <table:table-cell office:value-type="string">
            <text:p text:style-name="P81">переход, если предельные значения не равны</text:p>
          </table:table-cell>
        </table:table-row>
        <table:table-row>
          <table:table-cell office:value-type="string">
            <text:p text:style-name="P108">jgt</text:p>
          </table:table-cell>
          <table:table-cell office:value-type="string">
            <text:p text:style-name="P81">переход, если нижний предел первого аргумента больше верхнего предела второго</text:p>
          </table:table-cell>
        </table:table-row>
        <table:table-row>
          <table:table-cell office:value-type="string">
            <text:p text:style-name="P108">jge</text:p>
          </table:table-cell>
          <table:table-cell office:value-type="string">
            <text:p text:style-name="P81">переход, если верхний предел первого аргумента больше верхнего предела второго аргумента и, при этом, нижний предел первого аргумента меньше верхнего<text:span text:style-name="T74"> и больше нижнего предела второго аргумента</text:span></text:p>
          </table:table-cell>
        </table:table-row>
        <table:table-row>
          <table:table-cell office:value-type="string">
            <text:p text:style-name="P108">jlt</text:p>
          </table:table-cell>
          <table:table-cell office:value-type="string">
            <text:p text:style-name="P81">переход, если верхний предел первого аргумента меньше нижнего предела второго</text:p>
          </table:table-cell>
        </table:table-row>
        <table:table-row>
          <table:table-cell office:value-type="string">
            <text:p text:style-name="P108">jle</text:p>
          </table:table-cell>
          <table:table-cell office:value-type="string">
            <text:p text:style-name="P81">переход, если нижний предел первого аргумента меньше нижнего предела второго аргумента и, при этом, верхний предел первого аргумента больше нижнего и меньше верхнего второго аргумента</text:p>
          </table:table-cell>
        </table:table-row>
        <table:table-row>
          <table:table-cell office:value-type="string">
            <text:p text:style-name="P108">jin</text:p>
          </table:table-cell>
          <table:table-cell office:value-type="string">
            <text:p text:style-name="P82">переход, если верхний предел первого аргумента меньше верхнего предела второго и, при этом, нижний предел первого больше нижнего предела второго аргумента</text:p>
          </table:table-cell>
        </table:table-row>
        <table:table-row>
          <table:table-cell office:value-type="string">
            <text:p text:style-name="P108">jout</text:p>
          </table:table-cell>
          <table:table-cell office:value-type="string">
            <text:p text:style-name="P82">переход, если верхний предел первого аргумента больше верхнего предела второго и, при этом, нижний предел первого меньше нижнего предела второго аргумента</text:p>
          </table:table-cell>
        </table:table-row>
      </table:table>
      <text:p text:style-name="P83"/>
      <text:p text:style-name="P83"/>
      <text:p text:style-name="P83"/>
      <text:p text:style-name="P83"/>
      <text:p text:style-name="P83"/>
      <text:p text:style-name="P83">Пример:</text:p>
      <text:p text:style-name="P91"><text:tab/><text:tab/>mov <text:s/>r1, <text:s/>11.5 <text:s/>12.6<text:tab/><text:tab/>;r1 = 11,5...12,6</text:p>
      <text:p text:style-name="P84"><text:span text:style-name="T53"><text:tab/></text:span><text:tab/>cmp <text:s/>r1, <text:s/>11.0 <text:s/>12.0</text:p>
      <text:p text:style-name="P84"><text:tab/><text:tab/>jge <text:s/>label</text:p>
      <text:p text:style-name="P84"><text:tab/><text:tab/><text:span text:style-name="T76">;...</text:span></text:p>
      <text:p text:style-name="P84">label:<text:span text:style-name="T75"><text:tab/></text:span>mov <text:s/>r2, <text:s/>r1</text:p>
      <text:p text:style-name="P86">В данном примере код, отмеченный троеточием (от команды перехода до метки label) выполнен не будет, а код после метки - будет.</text:p>
      <text:p text:style-name="P73"/>
      <text:p text:style-name="P73"><text:span text:style-name="T1">jmp</text:span><text:span text:style-name="T68"> метка</text:span></text:p>
      <text:p text:style-name="P75">Безусловный переход на заданную метку.</text:p>
      <text:p text:style-name="P85">Пример:</text:p>
      <text:p text:style-name="P85"><text:tab/><text:tab/>jmp label</text:p>
      <text:p text:style-name="P85"><text:tab/><text:tab/>;Код до метки label выполнен не будет</text:p>
      <text:p text:style-name="P85">label:<text:tab/>;Код после - будет</text:p>
      <text:p text:style-name="P75"><text:soft-page-break/></text:p>
      <text:p text:style-name="P76"><text:span text:style-name="T1">call</text:span> метка</text:p>
      <text:p text:style-name="P71">ret</text:p>
      <text:p text:style-name="P87">Операторы вызова подпрограммы (call) и возврата из подпрограммы (ret).<text:span text:style-name="T77"> Подпрограммой можно считать любой фрагмент кода, отмеченный меткой. При отработке команды call выполняется (безусловный) переход на заданную метку. Если встречается команда ret, то выполняется (безусловный) переход в точку вызова - команду, следующую за call.</text:span></text:p>
      <text:p text:style-name="P59"/>
      <text:p text:style-name="P77"><text:span text:style-name="T1">out</text:span> аргумент</text:p>
      <text:p text:style-name="P77">Вывести аргумент в стандартный вывод.</text:p>
      <text:p text:style-name="P88">Аргумент - переменная, значение или строка, заключённая в двойные кавычки.<text:span text:style-name="T84"> Строка может содержать управляющие последовательности (\t для табуляции, \n для перехода на новую строку и т.д.)</text:span></text:p>
      <text:p text:style-name="P89">Пример:</text:p>
      <text:p text:style-name="P90"><text:tab/><text:tab/><text:span text:style-name="T80">mov <text:s/>r1, <text:s/></text:span>50<text:span text:style-name="T83">.2</text:span></text:p>
      <text:p text:style-name="P90"><text:span text:style-name="T80"><text:tab/><text:tab/></text:span>out <text:s/>"<text:span text:style-name="T81">Размер по чертежу: </text:span>"<text:span text:style-name="T82"><text:tab/>;Вывести строку</text:span></text:p>
      <text:p text:style-name="P94"><text:tab/><text:tab/>out <text:s/>50 -0,43 0<text:tab/><text:tab/><text:tab/><text:tab/>;Вывести интервал</text:p>
      <text:p text:style-name="P92"><text:tab/><text:tab/>out <text:s/>"\n"<text:span text:style-name="T82"><text:tab/><text:tab/><text:tab/><text:tab/><text:tab/>;Конец строки</text:span></text:p>
      <text:p text:style-name="P89"><text:tab/><text:tab/>out <text:s/>"<text:span text:style-name="T80">Фактический диаметр:"<text:tab/>;Вывести строку</text:span></text:p>
      <text:p text:style-name="P95"><text:span text:style-name="T80"><text:tab/></text:span><text:tab/>out <text:s/><text:span text:style-name="T78">r1</text:span><text:tab/><text:tab/><text:tab/><text:tab/><text:tab/><text:tab/>;Вывести переменную</text:p>
      <text:p text:style-name="P92">В данном примере программа выведет:</text:p>
      <text:p text:style-name="P93"><text:tab/><text:tab/><text:span text:style-name="T81">Размер по чертежу</text:span>: 49,570 ... 50,000</text:p>
      <text:p text:style-name="P92"><text:tab/><text:tab/>Фактический диаметр: 50,2</text:p>
      <text:p text:style-name="P89"/>
      <text:p text:style-name="P72"><text:span text:style-name="T20">h</text:span>lt</text:p>
      <text:p text:style-name="P78">Завершить программу.</text:p>
      <text:h text:style-name="P111" text:outline-level="1">П<text:span text:style-name="T22">рактические п</text:span>римеры</text:h>
      <text:p text:style-name="P29">1. Расчёт треугольника. Предположим, что на чертеже некоторой детали задан размер, стоящий под углом к главным проекциям.</text:p>
      <text:p text:style-name="P29"/>
      <text:p text:style-name="P29"/>
      <text:p text:style-name="P30"/>
      <text:p text:style-name="P30"><text:span text:style-name="T62">2</text:span>. Расчёт погрешности базирования вала в призме.</text:p>
      <text:p text:style-name="P30">Рассчитаем погрешность базирования по формуле:</text:p>
      <text:p text:style-name="P31"><draw:frame draw:style-name="fr2" draw:name="Объект1" text:anchor-type="as-char" svg:y="-0.619cm" svg:width="4.096cm" svg:height="0.998cm" draw:z-index="0"><draw:object xlink:href="./Object 1" xlink:type="simple" xlink:show="embed" xlink:actuate="onLoad"/><draw:image xlink:href="./ObjectReplacements/Object 1" xlink:type="simple" xlink:show="embed" xlink:actuate="onLoad"/></draw:frame>,</text:p>
      <text:p text:style-name="P50"><text:span text:style-name="T9">где </text:span><text:bookmark text:name="char-node"/><text:span text:style-name="T7">δD</text:span><text:span text:style-name="T9"> - допуск диаметра шипа вала, α - угол призмы.</text:span></text:p>
      <text:p text:style-name="P79"><text:span text:style-name="T9">П</text:span><text:span text:style-name="T8">усть δD</text:span><text:span text:style-name="T10"> = 0,43</text:span><text:span text:style-name="T11"> мм</text:span><text:span text:style-name="T10">, </text:span><text:span text:style-name="T8">α</text:span><text:span text:style-name="T10"> = 90</text:span><text:span text:style-name="T12">°</text:span><text:span text:style-name="T10">±1</text:span><text:span text:style-name="T12">°</text:span><text:span text:style-name="T10">.</text:span></text:p>
      <text:p text:style-name="P32">Листинг программы:</text:p>
      <text:p text:style-name="P32"/>
      <text:p text:style-name="P33"><text:tab/><text:tab/>;Вводим исходные данные</text:p>
      <text:p text:style-name="P34"><text:span text:style-name="T17"><text:tab/></text:span><text:tab/><text:tab/>mov<text:tab/><text:tab/>r1,<text:tab/>90 -1 1<text:tab/><text:span text:style-name="T17"><text:tab/></text:span>;r1 = 90±1</text:p>
      <text:p text:style-name="P34"><text:tab/><text:span text:style-name="T17"><text:tab/></text:span><text:tab/>mov<text:tab/><text:tab/>r2, 0.43<text:tab/><text:tab/><text:span text:style-name="T17"><text:tab/></text:span>;r2 = 0,43</text:p>
      <text:p text:style-name="P34"><text:tab/><text:tab/>;Вычисления по формуле</text:p>
      <text:p text:style-name="P34"><text:span text:style-name="T17"><text:tab/></text:span><text:tab/><text:tab/>div<text:tab/><text:tab/>r1, 2<text:tab/><text:span text:style-name="T17"><text:tab/></text:span><text:tab/>;r1 = r1 / 2</text:p>
      <text:p text:style-name="P34"><text:tab/><text:span text:style-name="T17"><text:tab/></text:span><text:tab/>sin<text:tab/><text:tab/>r1<text:tab/><text:tab/><text:tab/><text:span text:style-name="T17"><text:tab/></text:span>;r1 = sin(r1)</text:p>
      <text:p text:style-name="P34"><text:tab/><text:tab/><text:span text:style-name="T17"><text:tab/></text:span>inv<text:tab/><text:tab/>r1<text:tab/><text:tab/><text:span text:style-name="T17"><text:tab/></text:span><text:tab/>;r<text:span text:style-name="T17">1</text:span> = <text:span text:style-name="T17">1</text:span> / r1</text:p>
      <text:p text:style-name="P34"><text:tab/><text:span text:style-name="T17"><text:tab/></text:span><text:tab/><text:span text:style-name="T17">dec</text:span><text:tab/><text:tab/>r<text:span text:style-name="T17">1</text:span><text:tab/><text:span text:style-name="T17"><text:tab/></text:span><text:tab/><text:span text:style-name="T17"><text:tab/></text:span>;r<text:span text:style-name="T17">1</text:span> = r<text:span text:style-name="T17">1</text:span> - 1</text:p>
      <text:p text:style-name="P34"><text:tab/><text:tab/><text:span text:style-name="T17"><text:tab/>div<text:tab/><text:tab/>r2, 2<text:tab/><text:tab/><text:tab/>;r2 = r2 / 2</text:span></text:p>
      <text:p text:style-name="P35"><text:tab/><text:tab/><text:tab/>mul<text:tab/><text:tab/>r1, r2<text:tab/><text:tab/><text:tab/>;r1 = r1 * r2</text:p>
      <text:p text:style-name="P35"><text:tab/><text:tab/>;Результат в r1, выводим</text:p>
      <text:p text:style-name="P35"><text:tab/><text:tab/><text:tab/>out<text:tab/><text:tab/>"E_<text:span text:style-name="T29">H</text:span>1 = ", r1</text:p>
      <text:p text:style-name="P35"/>
      <text:p text:style-name="P36">Программа выдаст:</text:p>
      <text:p text:style-name="P36"><text:tab/><text:tab/><text:tab/>E_H1 = </text:p>
      <text:p text:style-name="P36"/>
      <text:p text:style-name="P36"/>
      <text:h text:style-name="P111" text:outline-level="1">Сеанс работы калькулятора</text:h>
      <text:p text:style-name="P37">Программу для вычисления калькулятору можно подать следующими способами:</text:p>
      <text:p text:style-name="P37">1) интерактивно вводить команды, запустив калькулятор</text:p>
      <text:p text:style-name="P37">Пример:</text:p>
      <text:p text:style-name="P39">(скриншёт)</text:p>
      <text:p text:style-name="P37"/>
      <text:p text:style-name="P37">2) перенаправить поток вывода в калькулято<text:span text:style-name="T65">р. Для этого может использоваться командная строка.</text:span></text:p>
      <text:p text:style-name="P37">Пример для UNIX-систем:</text:p>
      <text:p text:style-name="P37"><text:tab/><text:tab/>cat <text:s/>prog | intcalc</text:p>
      <text:p text:style-name="P37"/>
      <text:p text:style-name="P37">Пример для Windo<text:span text:style-name="T63">ws</text:span>:</text:p>
      <text:p text:style-name="P37"><text:tab/><text:tab/>type prog.txt <text:span text:style-name="T63">| intcalc.exe</text:span></text:p>
      <text:p text:style-name="P37"/>
      <text:p text:style-name="P40"><text:span text:style-name="T63">Т</text:span>акже удобно перенаправить вывод калькулятора в файл.</text:p>
      <text:p text:style-name="P38"><text:span text:style-name="T64">Пример </text:span>для UNIX-систем:</text:p>
      <text:p text:style-name="P38"><text:tab/><text:tab/>cat <text:s/>prog<text:span text:style-name="T64">.txt</text:span> | intcalc<text:span text:style-name="T64"> &gt; result.txt</text:span></text:p>
      <text:p text:style-name="P38"/>
      <text:p text:style-name="P38">Пример для Windo<text:span text:style-name="T63">ws</text:span>:</text:p>
      <text:p text:style-name="P38"><text:tab/><text:tab/>type prog.txt <text:span text:style-name="T63">| intcalc.exe &gt; result.txt</text:span></text:p>
      <text:p text:style-name="P45"/>
      <text:p text:style-name="P41">В результате данных примеров будет создан файл result.txt, содержащий весь вывод из калькулятора.</text:p>
      <text:p text:style-name="P41"/>
      <text:p text:style-name="P42">Калькулятор <text:span text:style-name="T66">завершает</text:span> свою работу, встретив команду hlt или наткнувшись на символ конца файла.</text:p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Courier2" svg:font-family="Courier" style:font-family-generic="modern" style:font-pitch="fixed"/>
    <style:font-face style:name="Courier" svg:font-family="Courier" style:font-adornments="Обычный" style:font-family-generic="modern" style:font-pitch="fixed"/>
    <style:font-face style:name="Courier1" svg:font-family="Courier" style:font-adornments="Полужирный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urier" fo:font-size="14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mo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orphans="2" fo:widows="2" style:page-number="auto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99cm" fo:margin-bottom="0.499cm" style:contextual-spacing="false" style:page-number="auto"/>
      <style:text-properties style:font-name="Courier1" fo:font-size="120%" fo:font-weight="normal" style:font-size-asian="115%" style:font-weight-asian="bold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23:27:59.784675376</meta:creation-date>
    <meta:generator>LibreOffice/4.1.2.3$Linux_X86_64 LibreOffice_project/410m0$Build-3</meta:generator>
    <dc:date>2015-01-04T00:33:58.690441499</dc:date>
    <meta:editing-duration>P1DT4H5M4S</meta:editing-duration>
    <meta:editing-cycles>166</meta:editing-cycles>
    <meta:document-statistic meta:table-count="1" meta:image-count="0" meta:object-count="2" meta:page-count="9" meta:paragraph-count="208" meta:word-count="1387" meta:character-count="9673" meta:non-whitespace-character-count="8177"/>
  </office:meta>
</office:document-meta>
</file>

<file path=Object 1/content.xml><?xml version="1.0" encoding="utf-8"?>
<math xmlns="http://www.w3.org/1998/Math/MathML">
  <semantics>
    <mrow>
      <mrow>
        <msub>
          <mi>E</mi>
          <mi mathvariant="italic">H1</mi>
        </msub>
        <mo stretchy="false">=</mo>
        <mfrac>
          <mrow>
            <mo stretchy="false">δ</mo>
            <mi>D</mi>
          </mrow>
          <mn>2</mn>
        </mfrac>
      </mrow>
      <mrow>
        <mo stretchy="false">(</mo>
        <mrow>
          <mrow>
            <mfrac>
              <mn>1</mn>
              <mrow>
                <mi>sin</mi>
                <mrow>
                  <mo stretchy="false">α</mo>
                  <mo stretchy="false">/</mo>
                  <mn>2</mn>
                </mrow>
              </mrow>
            </mfrac>
            <mo stretchy="false">−</mo>
            <mn>1</mn>
          </mrow>
        </mrow>
        <mo stretchy="false">)</mo>
      </mrow>
    </mrow>
    <annotation encoding="StarMath 5.0">E_H1 = { %delta D } over 2 ( 1 over { sin %alpha / 2 } - 1)</annotation>
  </semantics>
</math>
</file>

<file path=Object 2/content.xml><?xml version="1.0" encoding="utf-8"?>
<math xmlns="http://www.w3.org/1998/Math/MathML">
  <semantics>
    <mrow>
      <msubsup>
        <mrow/>
        <mrow>
          <mrow>
            <mo stretchy="false">−</mo>
            <mn>0,6</mn>
          </mrow>
        </mrow>
        <mrow>
          <mrow>
            <mo stretchy="false">−</mo>
            <mn>0,4</mn>
          </mrow>
        </mrow>
      </msubsup>
    </mrow>
    <annotation encoding="StarMath 5.0">{} ^{-0,4} _{-0,6}</annotation>
  </semantics>
</math>
</file>